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35dd4"/>
    </style:style>
    <style:style style:name="P2" style:family="paragraph" style:parent-style-name="Standard">
      <style:paragraph-properties fo:break-before="column"/>
      <style:text-properties officeooo:paragraph-rsid="00035dd4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mat: Zadania poezji i role poety. Zinterpretuj i porównaj podane teksty Czesława Miłosza i Ernesta Brylla, uwzględniając wybrane konteksty literackie oraz ukształtowanie artystyczne obu tekstów.</text:p>
      <text:p text:style-name="Standard"/>
      <text:section text:style-name="Sect1" text:name="Sekcja1">
        <text:p text:style-name="P1">Czesław Miłosz (1911-2004)</text:p>
        <text:p text:style-name="P1"/>
        <text:p text:style-name="P1">Który skrzywdziłeś</text:p>
        <text:p text:style-name="P1"/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">Radzi że jeszcze jeden dzień przeżyli,</text:p>
        <text:p text:style-name="P1"/>
        <text:p text:style-name="P1">Nie bądź bezpieczny. Poeta pamięta</text:p>
        <text:p text:style-name="P1">Możesz go zabić - narodzi się nowy.</text:p>
        <text:p text:style-name="P1">Spisane będą czyny i rozmowy.</text:p>
        <text:p text:style-name="P1"/>
        <text:p text:style-name="P1">Lepszy dla ciebie byłby świt zimowy</text:p>
        <text:p text:style-name="P1">I sznur i gałąź pod ciężarem zgięta.</text:p>
        <text:p text:style-name="P1"/>
        <text:p text:style-name="P1">Washington D.C., 1950 (Światło dzienne, 1953)</text:p>
        <text:p text:style-name="P1"/>
        <text:p text:style-name="P1"/>
        <text:p text:style-name="P2">Ernest Bryll (ur. 1935)</text:p>
        <text:p text:style-name="P1"/>
        <text:p text:style-name="P1">Ten, który…</text:p>
        <text:p text:style-name="P1"/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P1">Zwierzątko, 1975</text:p>
      </text:section>
      <text:p text:style-name="Standard"/>
      <text:p text:style-name="Standard"/>
      <text:p text:style-name="Standard">I. Rozwinięcie tematu (22 pkt)</text:p>
      <text:p text:style-name="Standard"/>
      <text:p text:style-name="Standard">Miłosz, Który skrzywdziłeś</text:p>
      <text:p text:style-name="Standard">Kreacja podmiotu lirycznego</text:p>
      <text:p text:style-name="Standard">pewny własnej wartości roli poeta;</text:p>
      <text:p text:style-name="Standard">obserwator i krytyk piętnujący zło;</text:p>
      <text:p text:style-name="Standard">osoba zaangażowana;</text:p>
      <text:p text:style-name="Standard"/>
      <text:p text:style-name="Standard">Adresat liryczny</text:p>
      <text:p text:style-name="Standard">człowiek lekceważący człowieka i normy moralne;</text:p>
      <text:p text:style-name="Standard">tyran, zadufany w sobie, pyszny i dumny władca;</text:p>
      <text:p text:style-name="Standard"/>
      <text:p text:style-name="Standard">Władca i społeczeństwo</text:p>
      <text:p text:style-name="Standard">spersonalizowany (2 os. lp.) - wzmocnienie groźby;</text:p>
      <text:p text:style-name="Standard">strachem podporządkowuje sobie innych;</text:p>
      <text:p text:style-name="Standard">poddańczo wychwalany i idealizowany;</text:p>
      <text:p text:style-name="Standard"/>
      <text:p text:style-name="Standard">Bryll, Ten, który…</text:p>
      <text:p text:style-name="Standard">Kreacja podmiotu lirycznego</text:p>
      <text:p text:style-name="Standard">racjonalista odrzucający idealizowanie rzeczywistości;</text:p>
      <text:p text:style-name="Standard">ironiczny, sarkastyczny krytyk;</text:p>
      <text:p text:style-name="Standard">osoba zachowująca dystans;</text:p>
      <text:p text:style-name="Standard"/>
      <text:p text:style-name="Standard"><text:soft-page-break/>Adresat liryczny</text:p>
      <text:p text:style-name="Standard">retoryczne "my", czyli "wy" - podm. zdystansowany!</text:p>
      <text:p text:style-name="Standard">ludzie naiwni, wierzący w ideały i sprawiedliwość;</text:p>
      <text:p text:style-name="Standard"/>
      <text:p text:style-name="Standard">Władca i społeczeństwo</text:p>
      <text:p text:style-name="Standard">uprzedmiotowiony (3 os.) - niedosięgły; cyniczny i szyderczy manipulator; gardzi człowiekiem i prawdą;</text:p>
      <text:p text:style-name="Standard">żąda poklasku, w praktyce triumfuje; pociąga za sobą ludzi (atrakcyjność zła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5:43.301235832</meta:creation-date>
    <dc:date>2017-10-30T10:04:17.890806663</dc:date>
    <meta:editing-duration>PT8M37S</meta:editing-duration>
    <meta:editing-cycles>1</meta:editing-cycles>
    <meta:document-statistic meta:table-count="0" meta:image-count="0" meta:object-count="0" meta:page-count="2" meta:paragraph-count="58" meta:word-count="317" meta:character-count="2236" meta:non-whitespace-character-count="1977"/>
    <meta:generator>LibreOffice/5.4.1.2.0$Linux_X86_64 LibreOffice_project/40m0$Build-2</meta:generator>
  </office:meta>
</office:document-meta>
</file>